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TEGRATEUR</text:p>
      <text:p text:style-name="P1">-</text:p>
      <text:p text:style-name="P1">CMI Informatique 2016/2017</text:p>
      <text:p text:style-name="P1"/>
      <text:p text:style-name="P1"/>
      <text:p text:style-name="P1"/>
      <text:p text:style-name="P2">Documentation équipe IRVIJ</text:p>
      <text:p text:style-name="P2"><text:span text:style-name="T3"/></text:p>
      <text:p text:style-name="P2"><text:span text:style-name="T3"/></text:p>
      <text:p text:style-name="P5">Gestion des bonus (power-up)</text:p>
      <text:p text:style-name="P3"/>
      <text:p text:style-name="P5"><text:tab/><text:span text:style-name="T6">Comment ça marche ?</text:span></text:p>
      <text:p text:style-name="P3"><text:span text:style-name="T3"/></text:p>
      <text:p text:style-name="P3"><text:span text:style-name="T1"><text:tab/></text:span><text:span text:style-name="T2">La gestion des bonus est répartie entre les scripts </text:span><text:span text:style-name="T4">PU_Manager.cs, PowerUp.cs, </text:span><text:span text:style-name="T2">et </text:span><text:span text:style-name="T4">PlayerBonus.cs</text:span><text:span text:style-name="T2">. Un </text:span><text:span text:style-name="T4">empty</text:span><text:span text:style-name="T2"> unique dans le jeu, le </text:span><text:span text:style-name="T4">PU Manager</text:span><text:span text:style-name="T2">, porte le script du même nom et une liste de </text:span><text:span text:style-name="T4">GameObject</text:span><text:span text:style-name="T2"> contenant les </text:span><text:span text:style-name="T4">prefabs</text:span><text:span text:style-name="T2"> des bonus à faire apparaître dans le jeu. Ce script gère le choix aléatoire d'un bonus parmi ceux disponibles.</text:span></text:p>
      <text:p text:style-name="P3"><text:span text:style-name="T2"><text:tab/>Chaque </text:span><text:span text:style-name="T4">PU Spawner</text:span><text:span text:style-name="T2">, un </text:span><text:span text:style-name="T4">empty</text:span><text:span text:style-name="T2"> avec un </text:span><text:span text:style-name="T4">sphere collider</text:span><text:span text:style-name="T2"> (en mode </text:span><text:span text:style-name="T4">trigger</text:span><text:span text:style-name="T2">), porte un script </text:span><text:span text:style-name="T4">PowerUp.cs</text:span><text:span text:style-name="T2">, qui gère l’instanciation d'un bonus choisi au hasard via le </text:span><text:span text:style-name="T4">PU Manager</text:span><text:span text:style-name="T2">. Un bonus est créé après une durée comprise entre </text:span><text:span text:style-name="T4">MIN_DELAY</text:span><text:span text:style-name="T2"> et </text:span><text:span text:style-name="T4">MAX_DELAY</text:span><text:span text:style-name="T2">. Lorsqu'un joueur entre en collision avec la sphère du </text:span><text:span text:style-name="T4">PU Spawner</text:span><text:span text:style-name="T2">, ce dernier appelle la fonction correspondante au bonus courant sur l'objet du joueur, lequel porte le script </text:span><text:span text:style-name="T4">PlayerBonus.cs</text:span><text:span text:style-name="T2"> où sont définies ces fonctions.</text:span></text:p>
      <text:p text:style-name="P3"><text:span text:style-name="T2"><text:tab/></text:span><text:span text:style-name="T4">PlayerBonus.cs</text:span><text:span text:style-name="T2"> <text:s/>sert donc d'interface entre le </text:span><text:span text:style-name="T4">PU Spawner</text:span><text:span text:style-name="T2"> et le joueur, où les modifications apportées par le bonus sont gérées en interne.</text:span></text:p>
      <text:p text:style-name="P3"><text:span text:style-name="T2"/></text:p>
      <text:p text:style-name="P3"><text:span text:style-name="T2"><text:tab/></text:span><text:span text:style-name="T5">Comment créer un nouveau bonus ?</text:span></text:p>
      <text:p text:style-name="P3"><text:span text:style-name="T2"/></text:p>
      <text:list xml:id="list6525524413951322345" text:style-name="L1">
        <text:list-item>
          <text:p text:style-name="P4"><text:span text:style-name="T2">Créer un </text:span><text:span text:style-name="T4">prefab</text:span><text:span text:style-name="T2"> représentant l'apparence physique du bonus dans le jeu. Ce </text:span><text:span text:style-name="T4">prefab</text:span><text:span text:style-name="T2"> doit avoir une </text:span><text:span text:style-name="T4">Network Identity</text:span><text:span text:style-name="T2"> et son </text:span><text:span text:style-name="T4">collider</text:span><text:span text:style-name="T2"> doit être désactivé.</text:span></text:p>
        </text:list-item>
        <text:list-item>
          <text:p text:style-name="P4"><text:span text:style-name="T2">Ajouter ce </text:span><text:span text:style-name="T4">prefab</text:span><text:span text:style-name="T2"> à la liste du </text:span><text:span text:style-name="T4">PU Manager.</text:span></text:p>
        </text:list-item>
        <text:list-item>
          <text:p text:style-name="P4"><text:span text:style-name="T2">Dans le script </text:span><text:span text:style-name="T4">PU_Manager.cs</text:span><text:span text:style-name="T2">, ajouter une nouvelle entrée à l'</text:span><text:span text:style-name="T4">enum PU</text:span><text:span text:style-name="T2">, et ajouter le </text:span><text:span text:style-name="T4">case</text:span><text:span text:style-name="T2"> correspondant dans le </text:span><text:span text:style-name="T4">switch</text:span><text:span text:style-name="T2">.</text:span></text:p>
        </text:list-item>
        <text:list-item>
          <text:p text:style-name="P4"><text:span text:style-name="T2">Dans le script </text:span><text:span text:style-name="T4">PlayerBonus.cs</text:span><text:span text:style-name="T2">, ajouter la nouvelle fonction pour activer le bonus sur un joueur.</text:span></text:p>
        </text:list-item>
        <text:list-item>
          <text:p text:style-name="P4"><text:span text:style-name="T2">Dans le script </text:span><text:span text:style-name="T4">PowerUp.cs</text:span><text:span text:style-name="T2">, dans la fonction OnTriggerEnter, ajouter l'appel de cette fonction dans un nouveau </text:span><text:span text:style-name="T4">case</text:span><text:span text:style-name="T2"> correspondant au nouveau type de </text:span><text:span text:style-name="T4">power up</text:span><text:span text:style-name="T2">.</text:span></text:p>
        </text:list-item>
        <text:list-item>
          <text:p text:style-name="P4"><text:span text:style-name="T2">Gérer les modifications apportées par ce bonus dans le script adapté sur le joueu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Genet</meta:initial-creator>
    <meta:creation-date>2017-05-03T16:28:09.43</meta:creation-date>
    <meta:generator>OpenOffice/4.1.2$Win32 OpenOffice.org_project/412m3$Build-9782</meta:generator>
    <dc:date>2017-05-03T17:16:12.24</dc:date>
    <dc:creator>Martin Genet</dc:creator>
    <meta:editing-duration>PT48M3S</meta:editing-duration>
    <meta:editing-cycles>8</meta:editing-cycles>
    <meta:document-statistic meta:table-count="0" meta:image-count="0" meta:object-count="0" meta:page-count="1" meta:paragraph-count="16" meta:word-count="285" meta:character-count="1742"/>
  </office:meta>
</office:document-meta>
</file>